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solid" draw:textarea-horizontal-align="center" draw:textarea-vertical-align="top"/>
    </style:style>
    <style:style style:name="gr3" style:family="graphic" style:parent-style-name="standard">
      <style:graphic-properties draw:stroke="solid" draw:fill-color="#94bd5e" draw:textarea-horizontal-align="center" draw:textarea-vertical-align="middle"/>
    </style:style>
    <style:style style:name="gr4" style:family="graphic" style:parent-style-name="standard">
      <style:graphic-properties draw:stroke="solid" draw:fill="solid" draw:fill-color="#ffff99" draw:textarea-horizontal-align="center" draw:textarea-vertical-align="top" draw:shadow="hidden"/>
    </style:style>
    <style:style style:name="gr5" style:family="graphic" style:parent-style-name="standard">
      <style:graphic-properties draw:stroke="solid" draw:stroke-dash="Ultrafine_20_2_20_Dots_20_3_20_Dashes" svg:stroke-color="#0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width="0cm" svg:stroke-color="#000000" draw:marker-start-width="0.203cm" draw:marker-end="Arrow" draw:marker-end-width="0.305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solid" svg:stroke-color="#0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="solid" draw:fill-color="#ffff99" draw:textarea-horizontal-align="center" draw:textarea-vertical-align="bottom" draw:shadow="hidden"/>
    </style:style>
    <style:style style:name="gr10" style:family="graphic" style:parent-style-name="standard">
      <style:graphic-properties draw:stroke="dash" draw:stroke-dash="Ultrafine_20_2_20_Dots_20_3_20_Dashes" svg:stroke-width="0cm" svg:stroke-color="#000000" draw:marker-start-width="0.203cm" draw:marker-end="Arrow" draw:marker-end-width="0.305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Ultrafine_20_2_20_Dots_20_3_20_Dashes" svg:stroke-color="#00000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solid" draw:stroke-dash="Ultrafine_20_2_20_Dots_20_3_20_Dashes" svg:stroke-width="0cm" svg:stroke-color="#000000" draw:marker-start-width="0.203cm" draw:marker-end="Arrow" draw:marker-end-width="0.305cm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solid" draw:stroke-dash="Fine_20_Dashed_20__28_var_29_" svg:stroke-color="#00000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046cm" svg:height="3.048cm" svg:x="0.908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2" draw:layer="layout" svg:width="5.69cm" svg:height="17.008cm" draw:transform="rotate (1.5707963267949) translate (0.772cm 9.872cm)">
          <text:p text:style-name="P1"><text:span text:style-name="T1">Message Bus</text:span></text:p>
        </draw:rect>
        <draw:ellipse draw:style-name="gr3" draw:text-style-name="P2" draw:layer="layout" svg:width="3.495cm" svg:height="1.27cm" svg:x="1.839cm" svg:y="5.96cm">
          <text:p text:style-name="P1"><text:span text:style-name="T1">Destination</text:span></text:p>
        </draw:ellipse>
        <draw:rect draw:style-name="gr4" draw:text-style-name="P3" draw:layer="layout" svg:width="6.283cm" svg:height="2.794cm" svg:x="2.715cm" svg:y="0.77cm">
          <text:p text:style-name="P1"><text:span text:style-name="T1">Plugin 1</text:span></text:p>
          <text:p text:style-name="P1"><text:span text:style-name="T2"/></text:p>
        </draw:rect>
        <draw:line draw:style-name="gr5" draw:text-style-name="P1" draw:layer="layout" svg:x1="3.81cm" svg:y1="3.056cm" svg:x2="3.836cm" svg:y2="5.96cm">
          <text:p/>
        </draw:line>
        <draw:rect draw:style-name="gr4" draw:text-style-name="P2" draw:layer="layout" svg:width="4.572cm" svg:height="2.794cm" svg:x="12.508cm" svg:y="0.77cm">
          <text:p text:style-name="P1"><text:span text:style-name="T1">Plugin 2</text:span></text:p>
        </draw:rect>
        <draw:line draw:style-name="gr6" draw:text-style-name="P1" draw:layer="layout" svg:x1="14.224cm" svg:y1="3.056cm" svg:x2="10.16cm" svg:y2="6.001cm">
          <text:p/>
        </draw:line>
        <draw:line draw:style-name="gr7" draw:text-style-name="P1" draw:layer="layout" svg:x1="7.366cm" svg:y1="3.056cm" svg:x2="4.598cm" svg:y2="5.96cm">
          <text:p/>
        </draw:line>
        <draw:line draw:style-name="gr7" draw:text-style-name="P1" draw:layer="layout" svg:x1="7.366cm" svg:y1="3.056cm" svg:x2="9.678cm" svg:y2="5.96cm">
          <text:p/>
        </draw:line>
        <draw:custom-shape draw:style-name="gr8" draw:text-style-name="P2" draw:layer="layout" svg:width="2.54cm" svg:height="1.524cm" svg:x="5.95cm" svg:y="1.532cm">
          <text:p text:style-name="P1"><text:span text:style-name="T1">Service 2</text:span></text:p>
          <text:p text:style-name="P1"><text:span text:style-name="T1">(send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2.346cm" svg:height="1.524cm" svg:x="3.096cm" svg:y="1.532cm">
          <text:p text:style-name="P1"><text:span text:style-name="T1">Service 1</text:span></text:p>
          <text:p text:style-name="P1"><text:span text:style-name="T1">(send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556cm" svg:height="1.53cm" svg:x="13.016cm" svg:y="1.526cm">
          <text:p text:style-name="P1"><text:span text:style-name="T1">Service 3</text:span></text:p>
          <text:p text:style-name="P1"><text:span text:style-name="T3">(sender &amp;</text:span></text:p>
          <text:p text:style-name="P1"><text:span text:style-name="T3">listen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2" draw:layer="layout" svg:width="3.6cm" svg:height="2.835cm" svg:x="1.48cm" svg:y="10.405cm">
          <text:p text:style-name="P1"><text:span text:style-name="T1">Plugin 3</text:span></text:p>
        </draw:rect>
        <draw:custom-shape draw:style-name="gr8" draw:text-style-name="P2" draw:layer="layout" svg:width="2.54cm" svg:height="1.692cm" svg:x="2.032cm" svg:y="10.786cm">
          <text:p text:style-name="P1"><text:span text:style-name="T1">Service 4</text:span></text:p>
          <text:p text:style-name="P1"><text:span text:style-name="T1">(listen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2" draw:layer="layout" svg:width="3.81cm" svg:height="2.794cm" svg:x="5.588cm" svg:y="10.446cm">
          <text:p text:style-name="P1"><text:span text:style-name="T1">Plugin 4</text:span></text:p>
        </draw:rect>
        <draw:custom-shape draw:style-name="gr8" draw:text-style-name="P2" draw:layer="layout" svg:width="2.794cm" svg:height="1.692cm" svg:x="6.096cm" svg:y="10.786cm">
          <text:p text:style-name="P1"><text:span text:style-name="T1">Service 5</text:span></text:p>
          <text:p text:style-name="P1"><text:span text:style-name="T1">(listen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2" draw:layer="layout" svg:width="7.34cm" svg:height="2.835cm" svg:x="9.932cm" svg:y="10.405cm">
          <text:p text:style-name="P1"><text:span text:style-name="T1">Plugin 5</text:span></text:p>
        </draw:rect>
        <draw:custom-shape draw:style-name="gr8" draw:text-style-name="P2" draw:layer="layout" svg:width="2.794cm" svg:height="1.692cm" svg:x="10.414cm" svg:y="10.786cm">
          <text:p text:style-name="P1"><text:span text:style-name="T1">Service 6</text:span></text:p>
          <text:p text:style-name="P1"><text:span text:style-name="T1">(listen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9.932cm" svg:y1="7.23cm" svg:x2="14.986cm" svg:y2="10.786cm">
          <text:p/>
        </draw:line>
        <draw:line draw:style-name="gr11" draw:text-style-name="P1" draw:layer="layout" svg:x1="9.932cm" svg:y1="7.23cm" svg:x2="7.366cm" svg:y2="10.786cm">
          <text:p/>
        </draw:line>
        <draw:line draw:style-name="gr11" draw:text-style-name="P1" draw:layer="layout" svg:x1="3.556cm" svg:y1="7.23cm" svg:x2="7.366cm" svg:y2="10.786cm">
          <text:p/>
        </draw:line>
        <draw:line draw:style-name="gr11" draw:text-style-name="P1" draw:layer="layout" svg:x1="3.556cm" svg:y1="7.23cm" svg:x2="2.312cm" svg:y2="10.786cm">
          <text:p/>
        </draw:line>
        <draw:line draw:style-name="gr11" draw:text-style-name="P1" draw:layer="layout" svg:x1="9.932cm" svg:y1="7.23cm" svg:x2="11.71cm" svg:y2="10.786cm">
          <text:p/>
        </draw:line>
        <draw:custom-shape draw:style-name="gr8" draw:text-style-name="P2" draw:layer="layout" svg:width="3.048cm" svg:height="1.692cm" svg:x="13.77cm" svg:y="10.786cm">
          <text:p text:style-name="P1"><text:span text:style-name="T1">Service 7</text:span></text:p>
          <text:p text:style-name="P1"><text:span text:style-name="T3">(sender &amp;</text:span></text:p>
          <text:p text:style-name="P1"><text:span text:style-name="T3">listen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5.582cm" svg:y1="10.786cm" svg:x2="15.582cm" svg:y2="7.229cm">
          <text:p/>
        </draw:line>
        <draw:line draw:style-name="gr10" draw:text-style-name="P1" draw:layer="layout" svg:x1="15.528cm" svg:y1="5.959cm" svg:x2="15.528cm" svg:y2="3.056cm">
          <text:p/>
        </draw:line>
        <draw:line draw:style-name="gr13" draw:text-style-name="P1" draw:layer="layout" svg:x1="1.432cm" svg:y1="15.497cm" svg:x2="3.718cm" svg:y2="15.497cm">
          <text:p/>
        </draw:line>
        <draw:line draw:style-name="gr11" draw:text-style-name="P1" draw:layer="layout" svg:x1="1.432cm" svg:y1="16.259cm" svg:x2="3.718cm" svg:y2="16.259cm">
          <text:p/>
        </draw:line>
        <draw:custom-shape draw:style-name="gr14" draw:text-style-name="P5" draw:layer="layout" svg:width="5.774cm" svg:height="1.27cm" svg:x="3.926cm" svg:y="14.862cm">
          <text:p text:style-name="P4"><text:span text:style-name="T1">Message flow to destin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5.774cm" svg:height="1.27cm" svg:x="3.926cm" svg:y="15.624cm">
          <text:p text:style-name="P4"><text:span text:style-name="T1">Message flow to liste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3" draw:text-style-name="P2" draw:layer="layout" svg:width="3.495cm" svg:height="1.27cm" svg:x="13.815cm" svg:y="5.96cm">
          <text:p text:style-name="P1"><text:span text:style-name="T1">Destination</text:span></text:p>
        </draw:ellipse>
        <draw:ellipse draw:style-name="gr3" draw:text-style-name="P2" draw:layer="layout" svg:width="3.495cm" svg:height="1.27cm" svg:x="8.173cm" svg:y="6.001cm">
          <text:p text:style-name="P1"><text:span text:style-name="T1">Destination</text:span></text:p>
        </draw:ellips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5T16:03:30.58</meta:creation-date>
    <meta:editing-duration>PT1H48M22S</meta:editing-duration>
    <meta:editing-cycles>16</meta:editing-cycles>
    <dc:date>2012-07-06T11:29:01.27</dc:date>
    <meta:generator>LibreOffice/3.5$Windows_x86 LibreOffice_project/165a79a-7059095-e13bb37-fef39a4-9503d18</meta:generator>
    <meta:document-statistic meta:object-count="55"/>
  </office:meta>
</office:document-meta>
</file>